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04e8"/>
    </style:style>
    <style:style style:name="P3" style:family="paragraph" style:parent-style-name="Table_20_Contents">
      <style:text-properties officeooo:paragraph-rsid="0019b7e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Caption">
      <style:text-properties officeooo:paragraph-rsid="001704e8"/>
    </style:style>
    <style:style style:name="P6" style:family="paragraph" style:parent-style-name="Azione_20_sistema">
      <style:text-properties officeooo:paragraph-rsid="0021b1cf"/>
    </style:style>
    <style:style style:name="P7" style:family="paragraph" style:parent-style-name="Table_20_Contents">
      <style:text-properties officeooo:rsid="002019fe" officeooo:paragraph-rsid="002019fe"/>
    </style:style>
    <style:style style:name="P8" style:family="paragraph" style:parent-style-name="Table_20_Contents">
      <style:text-properties officeooo:rsid="001704e8" officeooo:paragraph-rsid="001704e8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9cf0"/>
    </style:style>
    <style:style style:name="T4" style:family="text">
      <style:text-properties officeooo:rsid="001bb263"/>
    </style:style>
    <style:style style:name="T5" style:family="text">
      <style:text-properties officeooo:rsid="001d48dd"/>
    </style:style>
    <style:style style:name="T6" style:family="text">
      <style:text-properties officeooo:rsid="001f36ca"/>
    </style:style>
    <style:style style:name="T7" style:family="text">
      <style:text-properties officeooo:rsid="002019fe"/>
    </style:style>
    <style:style style:name="T8" style:family="text">
      <style:text-properties officeooo:rsid="0021b1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Interruzione alimentaz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Utente gener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7">Il sistema mentre è in uso si spegne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213367" text:style-name="Numerazione_20_UC">
              <text:list-header>
                <text:p text:style-name="Azione_20_attore"/>
              </text:list-header>
              <text:list-item text:start-value="1">
                <text:p text:style-name="P6"><text:span text:style-name="T8">Il sistema si spegne a causa di una interruzione nell'alimentazione.</text:span></text:p>
                <text:p text:style-name="P6"><text:span text:style-name="T8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1">Il sistema </text:span><text:span text:style-name="T7">è spent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8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/>
          </table:table-cell>
        </table:table-row>
      </table:table>
      <text:p text:style-name="P5"><text:span text:style-name="T1">UC_A_</text:span><text:span text:style-name="T6">6</text:span><text:span text:style-name="T7">1</text:span><text:span text:style-name="T4"> </text:span><text:span text:style-name="T7">Interruzione erogazione di corrente elettrica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30M45S</meta:editing-duration>
    <meta:editing-cycles>4</meta:editing-cycles>
    <meta:generator>LibreOffice/3.6$Windows_x86 LibreOffice_project/da8c1e6-fd468f4-454e206-f42a4a9-143cfd</meta:generator>
    <dc:date>2012-11-07T21:07:50.77</dc:date>
    <meta:document-statistic meta:table-count="1" meta:image-count="0" meta:object-count="0" meta:page-count="1" meta:paragraph-count="16" meta:word-count="53" meta:character-count="362" meta:non-whitespace-character-count="326"/>
  </office:meta>
</office:document-meta>
</file>